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Logger.info( final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Logger.verbose( final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Logger.TaskLogger( final 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Logger.error( final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Logger.warning( final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Logger.debug( final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